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xml:id="id2" draw:id="id2" draw:layer="layout" svg:width="1.458cm" svg:height="1.495cm" svg:x="4.988cm" svg:y="1.153cm">
          <draw:object xlink:href="./Object 1" xlink:type="simple" xlink:show="embed" xlink:actuate="onLoad"/>
          <draw:image xlink:href="./ObjectReplacements/Object 1" xlink:type="simple" xlink:show="embed" xlink:actuate="onLoad"/>
          <draw:glue-point draw:id="4" svg:x="-2.322cm" svg:y="-4.996cm"/>
        </draw:frame>
        <draw:frame draw:style-name="gr2" draw:text-style-name="P2" xml:id="id1" draw:id="id1" draw:layer="layout" svg:width="2.166cm" svg:height="3.006cm" svg:x="2.568cm" svg:y="0.493cm">
          <draw:text-box>
            <text:p text:style-name="P1"><text:span text:style-name="T1">حاصل </text:span><text:span text:style-name="T1">1</text:span><text:span text:style-name="T1"> کی</text:span></text:p>
            <text:p text:style-name="P1"><text:span text:style-name="T1"><text:s/></text:span><text:span text:style-name="T1">غیر موجودگی</text:span></text:p>
            <text:p text:style-name="P1"><text:span text:style-name="T1"><text:s/></text:span><text:span text:style-name="T1">میں جواب کا</text:span></text:p>
            <text:p text:style-name="P1"><text:span text:style-name="T1">اساسی تکملہ</text:span></text:p>
            <text:p text:style-name="P1"><text:span text:style-name="T1">لیں</text:span><text:span text:style-name="T1"> </text:span></text:p>
          </draw:text-box>
        </draw:frame>
        <draw:connector draw:style-name="gr3" draw:text-style-name="P3" draw:layer="layout" draw:type="curve" draw:line-skew="0.461cm" svg:x1="3.651cm" svg:y1="0.493cm" svg:x2="5.379cm" svg:y2="1.154cm" draw:start-shape="id1" draw:start-glue-point="0" draw:end-shape="id2" draw:end-glue-point="4" svg:d="m3651 493c0-58 1728-389 1728 661">
          <text:p/>
        </draw:connector>
        <draw:frame draw:style-name="gr1" draw:layer="layout" svg:width="1.457cm" svg:height="1.495cm" svg:x="6.721cm" svg:y="0.856cm">
          <draw:object xlink:href="./Object 2" xlink:type="simple" xlink:show="embed" xlink:actuate="onLoad"/>
          <draw:image xlink:href="./ObjectReplacements/Object 2" xlink:type="simple" xlink:show="embed" xlink:actuate="onLoad"/>
          <draw:glue-point draw:id="4" svg:x="-2.322cm" svg:y="-4.996cm"/>
        </draw:frame>
        <draw:frame draw:style-name="gr1" xml:id="id3" draw:id="id3" draw:layer="layout" svg:width="1.448cm" svg:height="1.495cm" svg:x="0.539cm" svg:y="0.38cm">
          <draw:object xlink:href="./Object 3" xlink:type="simple" xlink:show="embed" xlink:actuate="onLoad"/>
          <draw:image xlink:href="./ObjectReplacements/Object 3" xlink:type="simple" xlink:show="embed" xlink:actuate="onLoad"/>
          <draw:glue-point draw:id="4" svg:x="-2.322cm" svg:y="-4.996cm"/>
        </draw:frame>
        <draw:frame draw:style-name="gr1" draw:layer="layout" svg:width="1.577cm" svg:height="0.522cm" svg:x="0.446cm" svg:y="2.76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4" draw:layer="layout" svg:width="1.234cm" svg:height="0.802cm" svg:x="0.684cm" svg:y="2.091cm">
          <draw:text-box>
            <text:p><text:span text:style-name="T1">جواب</text:span></text:p>
          </draw:text-box>
        </draw:frame>
        <draw:connector draw:style-name="gr3" draw:text-style-name="P3" draw:layer="layout" draw:type="curve" svg:x1="2.633cm" svg:y1="2.595cm" svg:x2="1.263cm" svg:y2="1.875cm" draw:end-shape="id3" draw:end-glue-point="2" svg:d="m2633 2595c0-165-1370 195-1370-72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halid khan</meta:initial-creator>
    <meta:creation-date>2011-02-25T16:05:46</meta:creation-date>
    <dc:date>2011-12-04T10:18:35</dc:date>
    <dc:creator>khalid khan</dc:creator>
    <meta:editing-duration>PT8H59M17S</meta:editing-duration>
    <meta:editing-cycles>22</meta:editing-cycles>
    <meta:generator>LibreOffice/3.4$Linux LibreOffice_project/340m1$Build-402</meta:generator>
    <meta:document-statistic meta:object-count="8"/>
  </office:meta>
</office:document-meta>
</file>

<file path=Object 1/content.xml><?xml version="1.0" encoding="utf-8"?>
<math xmlns="http://www.w3.org/1998/Math/MathML">
  <semantics>
    <mrow>
      <mfrac>
        <mrow>
          <mtable>
            <mtr>
              <mtd>
                <mrow>
                  <mphantom>
                    <mstyle>
                      <mrow>
                        <mrow>
                          <mn>1</mn>
                        </mrow>
                      </mrow>
                    </mstyle>
                  </mphantom>
                  <mn>0974</mn>
                </mrow>
              </mtd>
            </mtr>
            <mtr>
              <mtd>
                <mrow>
                  <mrow>
                    <mo stretchy="false">+</mo>
                    <mn>2147</mn>
                  </mrow>
                </mrow>
              </mtd>
            </mtr>
          </mtable>
        </mrow>
        <mrow>
          <mphantom>
            <mstyle>
              <mrow>
                <mrow>
                  <mn>0</mn>
                </mrow>
              </mrow>
            </mstyle>
          </mphantom>
          <mn>3121</mn>
        </mrow>
      </mfrac>
    </mrow>
    <annotation encoding="StarMath 5.0">{stack {phantom{1} 0974 # +2147}} over {phantom{0} 3121}</annotation>
  </semantics>
</math>
</file>

<file path=Object 2/content.xml><?xml version="1.0" encoding="utf-8"?>
<math xmlns="http://www.w3.org/1998/Math/MathML">
  <semantics>
    <mrow>
      <mfrac>
        <mrow>
          <mtable>
            <mtr>
              <mtd>
                <mrow>
                  <mphantom>
                    <mstyle>
                      <mrow>
                        <mrow>
                          <mn>1</mn>
                        </mrow>
                      </mrow>
                    </mstyle>
                  </mphantom>
                  <mn>9999</mn>
                </mrow>
              </mtd>
            </mtr>
            <mtr>
              <mtd>
                <mrow>
                  <mrow>
                    <mo stretchy="false">−</mo>
                    <mn>7852</mn>
                  </mrow>
                </mrow>
              </mtd>
            </mtr>
          </mtable>
        </mrow>
        <mrow>
          <mphantom>
            <mstyle>
              <mrow>
                <mrow>
                  <mn>0</mn>
                </mrow>
              </mrow>
            </mstyle>
          </mphantom>
          <mn>2147</mn>
        </mrow>
      </mfrac>
    </mrow>
    <annotation encoding="StarMath 5.0">{stack {phantom{1} 9999 #  -7852}} over {phantom{0} 2147}</annotation>
  </semantics>
</math>
</file>

<file path=Object 3/content.xml><?xml version="1.0" encoding="utf-8"?>
<math xmlns="http://www.w3.org/1998/Math/MathML">
  <semantics>
    <mrow>
      <mfrac>
        <mrow>
          <mtable>
            <mtr>
              <mtd>
                <mrow>
                  <mphantom>
                    <mstyle>
                      <mrow>
                        <mrow>
                          <mn>1</mn>
                        </mrow>
                      </mrow>
                    </mstyle>
                  </mphantom>
                  <mn>9999</mn>
                </mrow>
              </mtd>
            </mtr>
            <mtr>
              <mtd>
                <mrow>
                  <mrow>
                    <mo stretchy="false">−</mo>
                    <mn>3121</mn>
                  </mrow>
                </mrow>
              </mtd>
            </mtr>
          </mtable>
        </mrow>
        <mrow>
          <mphantom>
            <mstyle>
              <mrow>
                <mrow>
                  <mn>0</mn>
                </mrow>
              </mrow>
            </mstyle>
          </mphantom>
          <mn>6878</mn>
        </mrow>
      </mfrac>
    </mrow>
    <annotation encoding="StarMath 5.0">{stack {phantom{1} 9999 #  -3121}} over {phantom{0} 6878}</annotation>
  </semantics>
</math>
</file>

<file path=Object 4/content.xml><?xml version="1.0" encoding="utf-8"?>
<math xmlns="http://www.w3.org/1998/Math/MathML">
  <semantics>
    <mrow>
      <mfenced open="(" close=")">
        <mrow>
          <mrow>
            <mo stretchy="false">−</mo>
            <mn>6878</mn>
          </mrow>
        </mrow>
      </mfenced>
    </mrow>
    <annotation encoding="StarMath 5.0">left (  -6878 right)</annotation>
  </semantics>
</math>
</file>